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create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Component.do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Component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ResolvedEPR( ServiceEndpoint e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Component.setConnectionPool( org . mortbay . jetty . client . HttpClient connection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setAuthenticationService( Object authentic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createNewJetty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Component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Connection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setEndpoints( Http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doIni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HttpComponent.set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setServer( ContextManag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setConfiguration( Http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setKeystoreManager( Object keystor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EPR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setClient( Http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Extensio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Main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Keystor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